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margin-left="0.9847in" fo:text-indent="-0.9847in">
        <style:tab-stops/>
      </style:paragraph-properties>
      <style:text-properties fo:font-size="18pt" style:font-size-asian="18pt" style:font-size-complex="18pt"/>
    </style:style>
    <style:style style:name="P2" style:parent-style-name="Standard" style:family="paragraph">
      <style:text-properties fo:font-size="18pt" style:font-size-asian="18pt" style:font-size-complex="18pt"/>
    </style:style>
    <style:style style:name="P3" style:parent-style-name="Standard" style:family="paragraph">
      <style:text-properties fo:font-size="18pt" style:font-size-asian="18pt" style:font-size-complex="18pt"/>
    </style:style>
    <style:style style:name="P4" style:parent-style-name="Standard" style:family="paragraph">
      <style:text-properties fo:font-size="18pt" style:font-size-asian="18pt" style:font-size-complex="18pt"/>
    </style:style>
    <style:style style:name="T5" style:parent-style-name="Fuentedepárrafopredeter." style:family="text">
      <style:text-properties fo:language="ca" fo:country="ES" style:language-asian="ca" style:country-asian="ES" style:language-complex="ar" style:country-complex="SA"/>
    </style:style>
    <style:style style:name="P6" style:parent-style-name="Standard" style:family="paragraph">
      <style:paragraph-properties fo:margin-left="0.4923in" fo:text-indent="-0.4923in">
        <style:tab-stops/>
      </style:paragraph-properties>
    </style:style>
    <style:style style:family="graphic" style:name="a0" style:parent-style-name="Graphics">
      <style:graphic-properties fo:border="0.01028in solid #000080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FRONTEND</text:p>
      <text:p text:style-name="P2"/>
      <text:p text:style-name="Standard">HTML</text:p>
      <text:p text:style-name="Standard">CSS ==&gt;<text:s text:c="2"/>BOOTSTRAP→ LESS O SAS (PREPROCESADORES CSS)</text:p>
      <text:p text:style-name="Standard">JAVASCRIPT <text:s/>(AJAX)– JQUERY</text:p>
      <text:p text:style-name="Standard">FRAMEWORKS JAVA==&gt; ANGULAR, REACT</text:p>
      <text:p text:style-name="Standard"/>
      <text:p text:style-name="P3">BACKEND</text:p>
      <text:p text:style-name="P4"/>
      <text:p text:style-name="Standard">BASE DE DATOS SQL /MONGODB</text:p>
      <text:p text:style-name="Standard">JAVACRIPT</text:p>
      <text:p text:style-name="Standard">NODE JS-EXPRESS</text:p>
      <text:p text:style-name="Standard">PHP-GO-PHYTON-RUBI</text:p>
      <text:p text:style-name="Standard">POO PROGRAMACION ORIENTADA A OBJETOS / MVC <text:s text:c="2"/>(MODELO VISTA CONTROLADOR)</text:p>
      <text:p text:style-name="Standard">FRAME PARA PHP -→LARAVEL, SIMPHONY</text:p>
      <text:p text:style-name="Standard"/>
      <text:p text:style-name="Standard"><text:a xlink:href="https://medium.com/@maniakhitoccori/una-guía-para-convertirse-en-un-desarrollador-full-stack-en-2018-56f577f1c29c" office:target-frame-name="_top" xlink:show="replace">https://medium.com/@maniakhitoccori/una-gu%C3%ADa-para-convertirse-en-un-desarrollador-full-stack-en-2018-56f577f1c29c</text:a></text:p>
      <text:p text:style-name="Standard"/>
      <text:p text:style-name="Standard"/>
      <text:p text:style-name="Standard"/>
      <text:p text:style-name="Standard">Extension de chrome:</text:p>
      <text:p text:style-name="Standard"><text:span text:style-name="T5"><draw:frame draw:style-name="a0" draw:name="Image1" text:anchor-type="as-char" svg:x="0in" svg:y="0in" svg:width="1.8693in" svg:height="0.8201in" style:rel-width="scale" style:rel-height="scale"><draw:image xlink:href="" xlink:type="simple" xlink:show="embed" xlink:actuate="onLoad"/><svg:title>30 Seconds of Knowledge Logo</svg:title><svg:desc/></draw:frame></text:span></text:p>
      <text:p text:style-name="Standard">Web para conoceer si un comando de CSS es utilizado en los navegadores</text:p>
      <text:p text:style-name="Standard"><text:a xlink:href="https://caniuse.com/#search=sticky" office:target-frame-name="_top" xlink:show="replace">https://caniuse.com/#search=sticky</text:a></text:p>
      <text:p text:style-name="Standard"/>
      <text:p text:style-name="Standard">comando postion: sticky Manera de<text:s/>posicionar un objeto en la web con css</text:p>
      <text:p text:style-name="Standard"><text:a xlink:href="https://medium.com/@elad/css-position-sticky-how-it-really-works-54cd01dc2d46" office:target-frame-name="_top" xlink:show="replace">https://medium.com/@elad/css-position-sticky-how-it-really-works-54cd01dc2d46</text:a></text:p>
      <text:p text:style-name="Standard"/>
      <text:p text:style-name="Standard"/>
      <text:p text:style-name="Standard">Para practicar con css, html y javascript<text:line-break/><text:a xlink:href="https://codepen.io/" office:target-frame-name="_top" xlink:show="replace">https://codepen.io</text:a></text:p>
      <text:p text:style-name="Standard"/>
      <text:p text:style-name="Standard">Maneras de organizar css</text:p>
      <text:p text:style-name="Standard"/>
      <text:p text:style-name="Standard"><text:a xlink:href="https://css-tricks.com/methods-organize-css/" office:target-frame-name="_top" xlink:show="replace">https://css-tricks.com/methods-organize-css/</text:a></text:p>
      <text:p text:style-name="Standard"/>
      <text:p text:style-name="Standard"><text:a xlink:href="https://css-tricks.com/snippets/css/a-guide-to-flexbox/" office:target-frame-name="_top" xlink:show="replace">https://css-tricks.com/snippets/css/a-guide-to-flexbox/</text:a><text:s text:c="2"/>//Explica funcionamiento de flex.</text:p>
      <text:p text:style-name="Standard"/>
      <text:p text:style-name="Standard">web para organizar tu trabajo</text:p>
      <text:p text:style-name="Standard"><text:a xlink:href="https://trello.com/b/wke85FCU/module-1" office:target-frame-name="_top" xlink:show="replace">https://trello.com/b/wke85FCU/module-1</text:a></text:p>
      <text:p text:style-name="Standard"/>
      <text:p text:style-name="Standard">web de apuntes de ironhack</text:p>
      <text:p text:style-name="Standard"><text:a xlink:href="http://learn.ironhack.com/#/course" office:target-frame-name="_top" xlink:show="replace">http://learn.ironhack.com/#/course</text:a></text:p>
      <text:p text:style-name="Standard"/>
      <text:p text:style-name="Standard">Paginas para hacer tu web de portfolio</text:p>
      <text:p text:style-name="Standard"><text:a xlink:href="https://programador-web-freelance.es/portfolio/" office:target-frame-name="_top" xlink:show="replace">https://programador-web-freelance.es/portfolio/</text:a></text:p>
      <text:p text:style-name="Standard"><text:a xlink:href="https://www.danielprimo.io/sobre-mi" office:target-frame-name="_top" xlink:show="replace">https://www.danielprimo.io/sobre-mi</text:a></text:p>
      <text:p text:style-name="Standard"><text:a xlink:href="https://www.marianobini.com/portfolio/1/index.html" office:target-frame-name="_top" xlink:show="replace">https://www.marianobini.com/portfolio/1/index.html</text:a></text:p>
      <text:p text:style-name="Standard"><text:a xlink:href="https://davidrl.com/casos-exito" office:target-frame-name="_top" xlink:show="replace">https://davidrl.com/casos-exito</text:a></text:p>
      <text:p text:style-name="Standard"/>
      <text:p text:style-name="Standard">imagenes;</text:p>
      <text:p text:style-name="Standard"><text:a xlink:href="http://lorempixel.com/" office:target-frame-name="_top" xlink:show="replace">http://lorempixel.com/</text:a></text:p>
      <text:p text:style-name="Standard"><text:a xlink:href="https://unsplash.com/search/photos/le-creuset" office:target-frame-name="_top" xlink:show="replace">https://unsplash.com/search/photos/le-creuset</text:a></text:p>
      <text:p text:style-name="Standard"><text:a xlink:href="https://unsplash.com/photos/x2W9Q_VqIHI" office:target-frame-name="_top" xlink:show="replace"><text:span text:style-name="Hipervínculo">https://unsplash.com/photos/x2W9Q_VqIHI</text:span></text:a></text:p>
      <text:p text:style-name="Standard"><text:a xlink:href="https://www.istockphoto.com/es/en/collaboration/boards/DUKgtgmnB06ig5RBJnk30w?page=2" office:target-frame-name="_top" xlink:show="replace"><text:span text:style-name="Hipervínculo">https://www.istockphoto.com/es/en/collaboration/boards/DUKg</text:span><text:span text:style-name="Hipervínculo">tgmnB06ig5RBJnk30w?page=2</text:span></text:a></text:p>
      <text:p text:style-name="P6"/>
      <text:p text:style-name="Standard"><text:a xlink:href="https://tinypng.com/" office:target-frame-name="_top" xlink:show="replace">https://tinypng.com/</text:a></text:p>
      <text:p text:style-name="Standard"><text:a xlink:href="https://tinypng.com/" office:target-frame-name="_top" xlink:show="replace"/></text:p>
      <text:p text:style-name="Standard"/>
      <text:p text:style-name="Standard"><text:a xlink:href="https://getbootstrap.com/" office:target-frame-name="_top" xlink:show="replace">https://getbootstrap.com/</text:a></text:p>
      <text:p text:style-name="Standard"/>
      <text:p text:style-name="Standard"/>
      <text:p text:style-name="Standard"/>
      <text:p text:style-name="Standard">Apuntes Objetos y Arrays</text:p>
      <text:p text:style-name="Standard"/>
      <text:p text:style-name="Standard">variables de tipo primitivo funcionan por valor a diferencia de los objetos y arrays que son por referencia.</text:p>
      <text:p text:style-name="Standard"/>
      <text:p text:style-name="Standard">Los objetos se comparan por referencia es decir no comparan su valor si no a la direccion de memoria donde apuntan si son objetos creados de manera diferente aunque contengan los<text:s/>mismos valores no son iguales</text:p>
      <text:p text:style-name="Standard"/>
      <text:p text:style-name="Standard">pero si <text:s/>obj= obj1 los 2 apuntan a la misma direccion por lo que estan igualados por referencia si modificas el valor que contenga obj tambien cambiaras lo que tenga obj1</text:p>
      <text:p text:style-name="Standard"/>
      <text:p text:style-name="Standard">Ojo con la creacion de objetos.</text:p>
      <text:p text:style-name="Standard"/>
      <text:p text:style-name="Standard">Como copiar objetos:</text:p>
      <text:p text:style-name="Standard"/>
      <text:p text:style-name="Standard">let obj3=Object.assign({}, obj1);</text:p>
      <text:p text:style-name="Standard">obj1=JSON.parse(JSON.stringify(obj3));</text:p>
      <text:p text:style-name="Standard"/>
      <text:p text:style-name="Standard">como copiar Array</text:p>
      <text:p text:style-name="Standard"/>
      <text:p text:style-name="Standard">let arr= [1,2,3];</text:p>
      <text:p text:style-name="Standard"/>
      <text:p text:style-name="Standard">let <text:s/>newArray=[...arr]; <text:s/>(shallow copy o copia parcial)</text:p>
      <text:p text:style-name="Standard"/>
      <text:p text:style-name="Standard">deepcopy hay que hacerlo de manera manual.</text:p>
      <text:p text:style-name="Standard"/>
      <text:p text:style-name="Standard">deept y shallow copy.</text:p>
      <text:p text:style-name="Standard"/>
      <text:p text:style-name="Standard">Hay librerias<text:s/>para hacer copias profundas.</text:p>
      <text:p text:style-name="Standard"/>
      <text:p text:style-name="Standard"><text:a xlink:href="http://www.lodash.com/" office:target-frame-name="_top" xlink:show="replace">http://www.lodash.com</text:a></text:p>
      <text:p text:style-name="Standard"/>
      <text:p text:style-name="Standard">Programacion orientada a objetos</text:p>
      <text:p text:style-name="Standard"/>
      <text:p text:style-name="Standard">Es una paradigma de la programacion.</text:p>
      <text:p text:style-name="Standard"/>
      <text:p text:style-name="Standard">Se trabaja con clases. C++ <text:s/>y c# son ejemplos de lenguages orientados a objetos.</text:p>
      <text:p text:style-name="Standard"/>
      <text:p text:style-name="Standard">Palabra<text:s/>especial para la programacion orientada a objetos <text:s/>“this”</text:p>
      <text:p text:style-name="Standard"/>
      <text:p text:style-name="Standard">que signifca programacion orientada a objetos. <text:s/>Todas la variables las tengo encapsuladas en objetos.</text:p>
      <text:p text:style-name="Standard"/>
      <text:p text:style-name="Standard">En la programacion orientada objetos las variables son propiedades y las funciones son metodos.</text:p>
      <text:p text:style-name="Standard"/>
      <text:p text:style-name="Standard"/>
      <text:p text:style-name="Standard"/>
      <text:p text:style-name="Standard">En Array <text:s/>con new Array () creas un array nuevo.</text:p>
      <text:p text:style-name="Standard"/>
      <text:p text:style-name="Standard">Como declarar clases.</text:p>
      <text:p text:style-name="Standard"/>
      <text:p text:style-name="Standard">Class cat {</text:p>
      <text:p text:style-name="Standard"><text:tab/>constructor (color , peso){</text:p>
      <text:p text:style-name="Standard"><text:tab/><text:tab/>this.color=color,</text:p>
      <text:p text:style-name="Standard"><text:tab/><text:tab/>this.peso=peso,</text:p>
      <text:p text:style-name="Standard"><text:tab/>}</text:p>
      <text:p text:style-name="Standard">}</text:p>
      <text:p text:style-name="Standard"/>
      <text:p text:style-name="Standard"/>
      <text:p text:style-name="Standard">clase sobre el DOM</text:p>
      <text:p text:style-name="Standard"/>
      <text:p text:style-name="Standard"><text:a xlink:href="https://github.com/Ironhack-PartTime-BCN/class-18-06-19" office:target-frame-name="_top" xlink:show="replace">https://github.com/Ironhack-PartTime-BCN/class-18-06-19</text:a></text:p>
      <text:p text:style-name="Standard"/>
      <text:p text:style-name="Standard">clase sobre el juego</text:p>
      <text:p text:style-name="Standard"/>
      <text:p text:style-name="Standard"><text:a xlink:href="https://github.com/Ironhack-PartTime-BCN/classSnake" office:target-frame-name="_top" xlink:show="replace">https://github.com/Ironhack-PartTime-BCN/classSnake</text:a></text:p>
      <text:p text:style-name="Standard"/>
      <text:p text:style-name="Standard">algoritmos avanzados</text:p>
      <text:p text:style-name="Standard"/>
      <text:p text:style-name="Standard"><text:a xlink:href="https://github.com/ironhackbcn/lab-javascript-advanced-algorithms" office:target-frame-name="_top" xlink:show="replace">https://github.com/ironhackbcn/lab-javascript-advanced-algorithms</text:a></text:p>
      <text:p text:style-name="Standard"/>
      <text:p text:style-name="Standard">Articulo sobre el this</text:p>
      <text:p text:style-name="Standard"/>
      <text:p text:style-name="Standard"><text:a xlink:href="https://codeburst.io/all-about-this-and-new-keywords-in-javascript-38039f71780c" office:target-frame-name="_top" xlink:show="replace">https://codeburst.io/all-about-this-and-new-keywords-in-javascript-38039f71780c</text:a></text:p>
      <text:p text:style-name="Standard"/>
      <text:p text:style-name="Standard"/>
      <text:p text:style-name="Standard"/>
      <text:p text:style-name="Standard">css tricks</text:p>
      <text:p text:style-name="Standard"/>
      <text:p text:style-name="Standard"><text:a xlink:href="https://css-tricks.com/everything-you-need-to-know-about-date-in-javascript/" office:target-frame-name="_top" xlink:show="replace">https://css-tricks.com/everything-you-need-to-know-about-date-in-javascript/</text:a></text:p>
      <text:p text:style-name="Standard"/>
      <text:p text:style-name="Standard"/>
      <text:p text:style-name="Standard">css<text:s/>mindset</text:p>
      <text:p text:style-name="Standard"/>
      <text:p text:style-name="Standard"><text:a xlink:href="https://mxb.dev/blog/the-css-mindset/" office:target-frame-name="_top" xlink:show="replace">https://mxb.dev/blog/the-css-mindset/</text:a></text:p>
      <text:p text:style-name="Standard"/>
      <text:p text:style-name="Standard"/>
      <text:p text:style-name="Standard">Juegos javascript</text:p>
      <text:p text:style-name="Standard"/>
      <text:p text:style-name="Standard"><text:a xlink:href="https://github.com/Ironhack-PartTime-BCN/documents-part-time/blob/master/projects/module-1/example-projects.md" office:target-frame-name="_top" xlink:show="replace">https://github.com/Ironhack-PartTime-BCN/documents-part-time/blob/master/projects/module-1/example-projects.md</text:a></text:p>
      <text:p text:style-name="Standard"/>
      <text:p text:style-name="Standard">Ejemplo de web personal <text:s/>ARLO</text:p>
      <text:p text:style-name="Standard"/>
      <text:p text:style-name="Standard"><text:a xlink:href="http://preview.themeforest.net/item/arlo-personal-portfolio-template/full_screen_preview/23175475?_ga=2.76800156.80833655.1561607862-1976407422.1561607862" office:target-frame-name="_top" xlink:show="replace">http://preview.themeforest.net/item/arlo-personal-portfolio-template/full_screen_preview/23175475?_ga=2.76800156.80833655.1561607862-1976407422.1561607862</text:a></text:p>
      <text:p text:style-name="Standard"/>
      <text:p text:style-name="Standard"/>
      <text:p text:style-name="Standard">rueda de color: Adobe</text:p>
      <text:p text:style-name="Standard"/>
      <text:p text:style-name="Standard"><text:a xlink:href="https://color.adobe.com/create/color-wheel/?red=a" office:target-frame-name="_top" xlink:show="replace"><text:span text:style-name="Hipervínculo">https://color.adobe.com/create/color-wheel/?red=a</text:span></text:a></text:p>
      <text:p text:style-name="Standard"/>
      <text:p text:style-name="Standard"><text:span text:style-name="Hipervínculo">Transformar colores de hexadecimal a rgba o rgb</text:span></text:p>
      <text:p text:style-name="Standard"/>
      <text:p text:style-name="Standard"><text:a xlink:href="http://hex2rgba.devoth.com/" office:target-frame-name="_top" xlink:show="replace"><text:span text:style-name="Hipervínculo">http://hex2rgba.devoth.com/</text:span></text:a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uanVicente</dc:creator>
    <meta:creation-date>2019-05-28T08:31:00Z</meta:creation-date>
    <dc:date>2019-06-27T10:16:00Z</dc:date>
    <meta:template xlink:href="Normal.dotm" xlink:type="simple"/>
    <meta:editing-cycles>21</meta:editing-cycles>
    <meta:editing-duration>PT16260S</meta:editing-duration>
    <meta:document-statistic meta:page-count="4" meta:paragraph-count="12" meta:word-count="905" meta:character-count="6054" meta:row-count="43" meta:non-whitespace-character-count="5161"/>
  </office:meta>
</office:document-meta>
</file>